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mputer Modern1" svg:font-family="'Computer Modern'"/>
    <style:font-face style:name="Arial1" svg:font-family="Arial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1cm" svg:stroke-color="#000000" draw:fill="solid" draw:fill-color="#bfbfbf" fo:padding-top="0.01cm" fo:padding-bottom="0.01cm" fo:padding-left="0.01cm" fo:padding-right="0.01cm"/>
    </style:style>
    <style:style style:name="gr2" style:family="graphic" style:parent-style-name="standard">
      <style:graphic-properties draw:stroke="solid" svg:stroke-width="0.021cm" svg:stroke-color="#000000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18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4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505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6cm" svg:stroke-color="#000000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68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65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64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549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6cm" svg:stroke-color="#ab1942" draw:fill="none" fo:padding-top="0.013cm" fo:padding-bottom="0.013cm" fo:padding-left="0.013cm" fo:padding-right="0.013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4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8pt" style:font-size-asian="8pt" style:font-size-complex="8pt"/>
    </style:style>
    <style:style style:name="P3" style:family="paragraph">
      <style:paragraph-properties fo:text-align="start" style:writing-mode="lr-tb"/>
      <style:text-properties fo:color="#009933"/>
    </style:style>
    <style:style style:name="P4" style:family="paragraph">
      <style:paragraph-properties fo:text-align="start" style:writing-mode="lr-tb"/>
      <style:text-properties fo:color="#009933" fo:font-size="8pt" style:font-size-asian="8pt" style:font-size-complex="8pt"/>
    </style:style>
    <style:style style:name="T1" style:family="text">
      <style:text-properties fo:color="#000000" style:font-name="Computer Modern1" fo:font-size="8pt" style:font-size-asian="8pt" style:font-name-complex="Computer Modern1" style:font-size-complex="8pt"/>
    </style:style>
    <style:style style:name="T2" style:family="text">
      <style:text-properties fo:color="#ffffff" style:font-name="Computer Modern1" fo:font-size="8pt" style:font-size-asian="8pt" style:font-name-complex="Computer Modern1" style:font-size-complex="8pt"/>
    </style:style>
    <style:style style:name="T3" style:family="text">
      <style:text-properties fo:color="#ab1942" style:font-name="Arial2" fo:font-size="8pt" style:font-size-asian="8pt" style:font-name-complex="Arial2" style:font-size-complex="8pt"/>
    </style:style>
    <style:style style:name="T4" style:family="text">
      <style:text-properties fo:color="#009933" style:font-name="Arial2" fo:font-size="8pt" style:font-size-asian="8pt" style:font-name-complex="Arial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.782cm" svg:height="1.782cm" svg:x="0.109cm" svg:y="1.021cm" svg:viewBox="0 0 1783 1783" svg:d="m1783 892c0-493-399-892-892-892-492 0-891 399-891 892 0 492 399 891 891 891 493 0 892-399 892-891z">
          <text:p/>
        </draw:path>
        <draw:path draw:style-name="gr2" draw:layer="layout" svg:width="1.782cm" svg:height="1.782cm" svg:x="4.609cm" svg:y="1.021cm" svg:viewBox="0 0 1783 1783" svg:d="m1783 892c0-493-399-892-891-892-493 0-892 399-892 892 0 492 399 891 892 891 492 0 891-399 891-891z">
          <text:p/>
        </draw:path>
        <draw:frame draw:style-name="gr3" draw:layer="layout" svg:width="1.399cm" svg:height="0.336cm" svg:x="0.342cm" svg:y="1.815cm">
          <draw:text-box>
            <text:p text:style-name="P1"><text:span text:style-name="T1">FsmlCode</text:span></text:p>
          </draw:text-box>
        </draw:frame>
        <draw:path draw:style-name="gr2" draw:layer="layout" svg:width="1.782cm" svg:height="1.782cm" svg:x="9.109cm" svg:y="1.021cm" svg:viewBox="0 0 1783 1783" svg:d="m1783 892c0-493-399-892-891-892-493 0-892 399-892 892 0 492 399 891 892 891 492 0 891-399 891-891z">
          <text:p/>
        </draw:path>
        <draw:frame draw:style-name="gr4" draw:layer="layout" svg:width="1.64cm" svg:height="0.336cm" svg:x="4.751cm" svg:y="1.815cm">
          <draw:text-box>
            <text:p text:style-name="P1"><text:span text:style-name="T1">AstMachine</text:span></text:p>
          </draw:text-box>
        </draw:frame>
        <draw:frame draw:style-name="gr5" draw:layer="layout" svg:width="1.717cm" svg:height="0.336cm" svg:x="9.251cm" svg:y="1.815cm">
          <draw:text-box>
            <text:p text:style-name="P1"><text:span text:style-name="T1">FlatMachine</text:span></text:p>
          </draw:text-box>
        </draw:frame>
        <draw:path draw:style-name="gr2" draw:layer="layout" svg:width="2.884cm" svg:height="0.432cm" svg:x="6.284cm" svg:y="1.028cm" svg:viewBox="0 0 2885 433" svg:d="m0 433c991-572 1942-572 2885-28">
          <text:p/>
        </draw:path>
        <draw:path draw:style-name="gr6" draw:layer="layout" svg:width="0.084cm" svg:height="0.111cm" svg:x="9.094cm" svg:y="1.352cm" svg:viewBox="0 0 85 112" svg:d="m65 0c-9 23 12 77 20 86-13-2-69 7-85 26">
          <text:p/>
        </draw:path>
        <draw:frame draw:style-name="gr7" draw:layer="layout" svg:width="0.925cm" svg:height="0.336cm" svg:x="7.327cm" svg:y="0.88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9cm" svg:y="0.88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2cm" svg:y="0.88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4cm" svg:y="0.88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6cm" svg:y="0.88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8cm" svg:y="0.88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cm" svg:y="0.88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2cm" svg:y="0.88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4cm" svg:y="0.88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6cm" svg:y="0.88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8cm" svg:y="0.88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cm" svg:y="0.88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1cm" svg:y="0.89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3cm" svg:y="0.89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4cm" svg:y="0.89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6cm" svg:y="0.89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7cm" svg:y="0.89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8cm" svg:y="0.89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9cm" svg:y="0.90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cm" svg:y="0.90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1cm" svg:y="0.90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1cm" svg:y="0.90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1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1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1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1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2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2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1cm" svg:y="0.92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1cm" svg:y="0.92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cm" svg:y="0.92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9cm" svg:y="0.93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8cm" svg:y="0.93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7cm" svg:y="0.93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6cm" svg:y="0.93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4cm" svg:y="0.93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3cm" svg:y="0.9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1cm" svg:y="0.94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cm" svg:y="0.94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8cm" svg:y="0.94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6cm" svg:y="0.94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4cm" svg:y="0.94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2cm" svg:y="0.94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cm" svg:y="0.94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8cm" svg:y="0.9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6cm" svg:y="0.9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4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2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9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7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5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3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1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9cm" svg:y="0.9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6cm" svg:y="0.9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4cm" svg:y="0.94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2cm" svg:y="0.94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cm" svg:y="0.94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8cm" svg:y="0.94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7cm" svg:y="0.94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5cm" svg:y="0.94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3cm" svg:y="0.94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2cm" svg:y="0.9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cm" svg:y="0.93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9cm" svg:y="0.93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8cm" svg:y="0.93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6cm" svg:y="0.93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5cm" svg:y="0.93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5cm" svg:y="0.92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4cm" svg:y="0.92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3cm" svg:y="0.92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3cm" svg:y="0.92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2cm" svg:y="0.92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2cm" svg:y="0.91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2cm" svg:y="0.91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2cm" svg:y="0.91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2cm" svg:y="0.91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3cm" svg:y="0.9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3cm" svg:y="0.90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4cm" svg:y="0.90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5cm" svg:y="0.90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5cm" svg:y="0.90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6cm" svg:y="0.89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8cm" svg:y="0.89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9cm" svg:y="0.89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cm" svg:y="0.89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2cm" svg:y="0.89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3cm" svg:y="0.89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5cm" svg:y="0.88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7cm" svg:y="0.88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8cm" svg:y="0.88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cm" svg:y="0.88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2cm" svg:y="0.88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4cm" svg:y="0.88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6cm" svg:y="0.88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9cm" svg:y="0.88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1cm" svg:y="0.88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3cm" svg:y="0.88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5cm" svg:y="0.881cm">
          <draw:text-box>
            <text:p text:style-name="P1"><text:span text:style-name="T2">flatten</text:span></text:p>
          </draw:text-box>
        </draw:frame>
        <draw:path draw:style-name="gr2" draw:layer="layout" svg:width="2.883cm" svg:height="0.432cm" svg:x="1.833cm" svg:y="2.365cm" svg:viewBox="0 0 2884 433" svg:d="m2884 0c-991 572-1942 572-2884 28">
          <text:p/>
        </draw:path>
        <draw:path draw:style-name="gr8" draw:layer="layout" svg:width="0.084cm" svg:height="0.112cm" svg:x="1.822cm" svg:y="2.361cm" svg:viewBox="0 0 85 113" svg:d="m20 113c9-23-11-77-20-87 13 3 69-7 85-26">
          <text:p/>
        </draw:path>
        <draw:frame draw:style-name="gr7" draw:layer="layout" svg:width="0.925cm" svg:height="0.336cm" svg:x="7.327cm" svg:y="0.916cm">
          <draw:text-box>
            <text:p text:style-name="P1"><text:span text:style-name="T1">flatten</text:span></text:p>
          </draw:text-box>
        </draw:frame>
        <draw:frame draw:style-name="gr9" draw:layer="layout" svg:width="1.954cm" svg:height="0.336cm" svg:x="2.751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3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5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7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9cm" svg:y="2.61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1cm" svg:y="2.61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3cm" svg:y="2.61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5cm" svg:y="2.6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7cm" svg:y="2.62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9cm" svg:y="2.62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1cm" svg:y="2.62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3cm" svg:y="2.62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5cm" svg:y="2.62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6cm" svg:y="2.62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8cm" svg:y="2.62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9cm" svg:y="2.63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cm" svg:y="2.63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1cm" svg:y="2.63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2cm" svg:y="2.63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3cm" svg:y="2.63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4cm" svg:y="2.64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4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4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4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6cm" svg:y="2.64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6cm" svg:y="2.65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6cm" svg:y="2.65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5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5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4cm" svg:y="2.66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3cm" svg:y="2.66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2cm" svg:y="2.66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1cm" svg:y="2.66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cm" svg:y="2.67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9cm" svg:y="2.67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8cm" svg:y="2.67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6cm" svg:y="2.67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5cm" svg:y="2.67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3cm" svg:y="2.67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1cm" svg:y="2.6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9cm" svg:y="2.68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7cm" svg:y="2.68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5cm" svg:y="2.68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3cm" svg:y="2.68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1cm" svg:y="2.68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9cm" svg:y="2.68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7cm" svg:y="2.68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5cm" svg:y="2.68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3cm" svg:y="2.68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1cm" svg:y="2.68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8cm" svg:y="2.68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6cm" svg:y="2.68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4cm" svg:y="2.68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2cm" svg:y="2.68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cm" svg:y="2.68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8cm" svg:y="2.68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6cm" svg:y="2.68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4cm" svg:y="2.68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2cm" svg:y="2.68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cm" svg:y="2.6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8cm" svg:y="2.67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6cm" svg:y="2.67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5cm" svg:y="2.67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3cm" svg:y="2.67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2cm" svg:y="2.67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1cm" svg:y="2.67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cm" svg:y="2.66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9cm" svg:y="2.66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8cm" svg:y="2.66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7cm" svg:y="2.66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5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5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5cm" svg:y="2.65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5cm" svg:y="2.65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5cm" svg:y="2.64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4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4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4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7cm" svg:y="2.64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8cm" svg:y="2.63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9cm" svg:y="2.63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cm" svg:y="2.63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1cm" svg:y="2.63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2cm" svg:y="2.63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3cm" svg:y="2.62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5cm" svg:y="2.62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6cm" svg:y="2.62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8cm" svg:y="2.62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cm" svg:y="2.62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2cm" svg:y="2.62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4cm" svg:y="2.62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6cm" svg:y="2.6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8cm" svg:y="2.61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cm" svg:y="2.61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2cm" svg:y="2.61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4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6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8cm" svg:y="2.617cm">
          <draw:text-box>
            <text:p text:style-name="P1"><text:span text:style-name="T2">generateFsml</text:span></text:p>
          </draw:text-box>
        </draw:frame>
        <draw:path draw:style-name="gr2" draw:layer="layout" svg:width="2.883cm" svg:height="0.432cm" svg:x="6.333cm" svg:y="2.365cm" svg:viewBox="0 0 2884 433" svg:d="m2884 0c-991 572-1942 572-2884 28">
          <text:p/>
        </draw:path>
        <draw:path draw:style-name="gr8" draw:layer="layout" svg:width="0.084cm" svg:height="0.112cm" svg:x="6.322cm" svg:y="2.361cm" svg:viewBox="0 0 85 113" svg:d="m20 113c9-23-11-77-20-87 13 3 70-7 85-26">
          <text:p/>
        </draw:path>
        <draw:frame draw:style-name="gr9" draw:layer="layout" svg:width="1.954cm" svg:height="0.336cm" svg:x="2.751cm" svg:y="2.652cm">
          <draw:text-box>
            <text:p text:style-name="P1"><text:span text:style-name="T1">generateFsml</text:span></text:p>
          </draw:text-box>
        </draw:frame>
        <draw:frame draw:style-name="gr10" draw:layer="layout" svg:width="0.857cm" svg:height="0.336cm" svg:x="7.369cm" svg:y="2.63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71cm" svg:y="2.633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73cm" svg:y="2.633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75cm" svg:y="2.633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77cm" svg:y="2.634cm">
          <draw:text-box>
            <text:p text:style-name="P1"><text:span text:style-name="T2">reve rt</text:span></text:p>
          </draw:text-box>
        </draw:frame>
        <draw:frame draw:style-name="gr10" draw:layer="layout" svg:width="0.946cm" svg:height="0.336cm" svg:x="7.379cm" svg:y="2.634cm">
          <draw:text-box>
            <text:p text:style-name="P1"><text:span text:style-name="T2">reve rt</text:span></text:p>
          </draw:text-box>
        </draw:frame>
        <draw:frame draw:style-name="gr10" draw:layer="layout" svg:width="0.946cm" svg:height="0.336cm" svg:x="7.381cm" svg:y="2.635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84cm" svg:y="2.636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85cm" svg:y="2.637cm">
          <draw:text-box>
            <text:p text:style-name="P1"><text:span text:style-name="T2">reve rt</text:span></text:p>
          </draw:text-box>
        </draw:frame>
        <draw:frame draw:style-name="gr10" draw:layer="layout" svg:width="0.946cm" svg:height="0.336cm" svg:x="7.387cm" svg:y="2.638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89cm" svg:y="2.63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1cm" svg:y="2.64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3cm" svg:y="2.64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4cm" svg:y="2.64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6cm" svg:y="2.64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7cm" svg:y="2.64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8cm" svg:y="2.64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9cm" svg:y="2.65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cm" svg:y="2.65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1cm" svg:y="2.65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2cm" svg:y="2.657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403cm" svg:y="2.659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403cm" svg:y="2.66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3cm" svg:y="2.66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4cm" svg:y="2.666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4cm" svg:y="2.668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4cm" svg:y="2.6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3cm" svg:y="2.67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3cm" svg:y="2.67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3cm" svg:y="2.67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2cm" svg:y="2.67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1cm" svg:y="2.68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cm" svg:y="2.68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9cm" svg:y="2.68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8cm" svg:y="2.68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7cm" svg:y="2.68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6cm" svg:y="2.6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4cm" svg:y="2.69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3cm" svg:y="2.69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1cm" svg:y="2.69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89cm" svg:y="2.696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87cm" svg:y="2.698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85cm" svg:y="2.69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84cm" svg:y="2.7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81cm" svg:y="2.701cm">
          <draw:text-box>
            <text:p text:style-name="P1"><text:span text:style-name="T2">reve rt</text:span></text:p>
          </draw:text-box>
        </draw:frame>
        <draw:frame draw:style-name="gr10" draw:layer="layout" svg:width="0.946cm" svg:height="0.336cm" svg:x="7.379cm" svg:y="2.701cm">
          <draw:text-box>
            <text:p text:style-name="P1"><text:span text:style-name="T2">reve rt</text:span></text:p>
          </draw:text-box>
        </draw:frame>
        <draw:frame draw:style-name="gr10" draw:layer="layout" svg:width="0.946cm" svg:height="0.336cm" svg:x="7.377cm" svg:y="2.702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75cm" svg:y="2.702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73cm" svg:y="2.703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71cm" svg:y="2.70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9cm" svg:y="2.70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6cm" svg:y="2.70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4cm" svg:y="2.70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2cm" svg:y="2.70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cm" svg:y="2.70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8cm" svg:y="2.70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6cm" svg:y="2.701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54cm" svg:y="2.7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52cm" svg:y="2.69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cm" svg:y="2.698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8cm" svg:y="2.696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6cm" svg:y="2.69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4cm" svg:y="2.694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43cm" svg:y="2.692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41cm" svg:y="2.6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cm" svg:y="2.689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39cm" svg:y="2.687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38cm" svg:y="2.68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7cm" svg:y="2.68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6cm" svg:y="2.68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5cm" svg:y="2.67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7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7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7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3cm" svg:y="2.6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3cm" svg:y="2.668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3cm" svg:y="2.666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6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6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5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5cm" svg:y="2.65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6cm" svg:y="2.65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7cm" svg:y="2.65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8cm" svg:y="2.651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39cm" svg:y="2.649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4cm" svg:y="2.64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1cm" svg:y="2.64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3cm" svg:y="2.64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4cm" svg:y="2.642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46cm" svg:y="2.641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48cm" svg:y="2.63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cm" svg:y="2.638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2cm" svg:y="2.637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54cm" svg:y="2.636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56cm" svg:y="2.63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8cm" svg:y="2.63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cm" svg:y="2.63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2cm" svg:y="2.63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4cm" svg:y="2.63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6cm" svg:y="2.63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9cm" svg:y="2.668cm">
          <draw:text-box>
            <text:p text:style-name="P1"><text:span text:style-name="T1">revert</text:span></text:p>
          </draw:text-box>
        </draw:frame>
        <draw:path draw:style-name="gr2" draw:layer="layout" svg:width="2.883cm" svg:height="0.432cm" svg:x="1.784cm" svg:y="1.028cm" svg:viewBox="0 0 2884 433" svg:d="m0 433c991-572 1942-572 2884-28">
          <text:p/>
        </draw:path>
        <draw:path draw:style-name="gr6" draw:layer="layout" svg:width="0.084cm" svg:height="0.111cm" svg:x="4.594cm" svg:y="1.352cm" svg:viewBox="0 0 85 112" svg:d="m65 0c-9 23 11 77 20 86-13-2-69 7-85 26">
          <text:p/>
        </draw:path>
        <draw:frame draw:style-name="gr11" draw:layer="layout" svg:width="0.798cm" svg:height="0.336cm" svg:x="2.909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2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4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6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8cm" svg:y="0.81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cm" svg:y="0.81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2cm" svg:y="0.81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4cm" svg:y="0.8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6cm" svg:y="0.82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8cm" svg:y="0.82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cm" svg:y="0.82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2cm" svg:y="0.82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3cm" svg:y="0.82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5cm" svg:y="0.82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6cm" svg:y="0.8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8cm" svg:y="0.83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9cm" svg:y="0.83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cm" svg:y="0.83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1cm" svg:y="0.83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2cm" svg:y="0.83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3cm" svg:y="0.84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3cm" svg:y="0.84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4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4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5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5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5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5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3cm" svg:y="0.86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3cm" svg:y="0.86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2cm" svg:y="0.86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1cm" svg:y="0.86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cm" svg:y="0.86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9cm" svg:y="0.87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8cm" svg:y="0.87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6cm" svg:y="0.87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5cm" svg:y="0.87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3cm" svg:y="0.87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2cm" svg:y="0.87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cm" svg:y="0.8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8cm" svg:y="0.88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6cm" svg:y="0.88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4cm" svg:y="0.88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2cm" svg:y="0.8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cm" svg:y="0.8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8cm" svg:y="0.88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6cm" svg:y="0.88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4cm" svg:y="0.88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2cm" svg:y="0.88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9cm" svg:y="0.88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7cm" svg:y="0.88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5cm" svg:y="0.88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3cm" svg:y="0.88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1cm" svg:y="0.88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8cm" svg:y="0.8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6cm" svg:y="0.8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4cm" svg:y="0.88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2cm" svg:y="0.88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cm" svg:y="0.88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9cm" svg:y="0.8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7cm" svg:y="0.87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5cm" svg:y="0.87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4cm" svg:y="0.87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2cm" svg:y="0.87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1cm" svg:y="0.87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cm" svg:y="0.87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8cm" svg:y="0.86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8cm" svg:y="0.86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7cm" svg:y="0.86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6cm" svg:y="0.86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5cm" svg:y="0.86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5cm" svg:y="0.85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4cm" svg:y="0.85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4cm" svg:y="0.85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4cm" svg:y="0.85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4cm" svg:y="0.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4cm" svg:y="0.84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5cm" svg:y="0.84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5cm" svg:y="0.84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6cm" svg:y="0.84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7cm" svg:y="0.83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8cm" svg:y="0.83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8cm" svg:y="0.83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cm" svg:y="0.83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1cm" svg:y="0.83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2cm" svg:y="0.8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4cm" svg:y="0.82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5cm" svg:y="0.82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7cm" svg:y="0.82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9cm" svg:y="0.82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cm" svg:y="0.82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2cm" svg:y="0.82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4cm" svg:y="0.8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6cm" svg:y="0.81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8cm" svg:y="0.81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1cm" svg:y="0.81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3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5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7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9cm" svg:y="0.852cm">
          <draw:text-box>
            <text:p text:style-name="P1"><text:span text:style-name="T1">parse</text:span></text:p>
          </draw:text-box>
        </draw:frame>
        <draw:polygon draw:style-name="gr12" draw:layer="layout" svg:width="1.386cm" svg:height="0.681cm" svg:x="7.101cm" svg:y="0.2cm" svg:viewBox="0 0 1387 682" draw:points="0,0 1387,0 1387,682 0,682">
          <text:p/>
        </draw:polygon>
        <draw:frame draw:style-name="gr13" draw:text-style-name="P2" draw:layer="layout" svg:width="0.963cm" svg:height="0.335cm" svg:x="7.285cm" svg:y="0.37cm">
          <draw:text-box draw:corner-radius="1.445cm">
            <text:p text:style-name="P1"><text:span text:style-name="T3">Inverter</text:span></text:p>
          </draw:text-box>
        </draw:frame>
        <draw:polygon draw:style-name="gr12" draw:layer="layout" svg:width="1.386cm" svg:height="0.681cm" svg:x="2.502cm" svg:y="0.2cm" svg:viewBox="0 0 1387 682" draw:points="0,0 1387,0 1387,682 0,682">
          <text:p/>
        </draw:polygon>
        <draw:frame draw:style-name="gr13" draw:text-style-name="P2" draw:layer="layout" svg:width="0.963cm" svg:height="0.335cm" svg:x="2.686cm" svg:y="0.37cm">
          <draw:text-box draw:corner-radius="1.445cm">
            <text:p text:style-name="P1"><text:span text:style-name="T3">Inverter</text:span></text:p>
          </draw:text-box>
        </draw:frame>
        <draw:frame draw:style-name="gr13" draw:text-style-name="P4" draw:layer="layout" svg:width="1.272cm" svg:height="0.335cm" svg:x="9.371cm" svg:y="1.416cm">
          <draw:text-box draw:corner-radius="1.445cm">
            <text:p text:style-name="P3"><text:span text:style-name="T4">generated</text:span></text:p>
          </draw:text-box>
        </draw:frame>
        <draw:frame draw:style-name="gr13" draw:text-style-name="P4" draw:layer="layout" svg:width="1.784cm" svg:height="0.335cm" svg:x="6.886cm" svg:y="1.771cm">
          <draw:text-box draw:corner-radius="1.445cm">
            <text:p text:style-name="P3"><text:span text:style-name="T4">equalityCheck</text:span></text:p>
          </draw:text-box>
        </draw:frame>
        <draw:frame draw:style-name="gr13" draw:text-style-name="P4" draw:layer="layout" svg:width="1.784cm" svg:height="0.335cm" svg:x="2.286cm" svg:y="1.772cm">
          <draw:text-box draw:corner-radius="1.445cm">
            <text:p text:style-name="P3"><text:span text:style-name="T4">equalityChe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omputer Modern1" svg:font-family="'Computer Modern'"/>
    <style:font-face style:name="Arial1" svg:font-family="Arial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1cm" fo:margin-left="0.1cm" fo:margin-right="0.1cm" fo:page-width="11.024cm" fo:page-height="3.5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24T12:16:26.037080526</dc:date>
    <dc:creator>Benjamin Haßel</dc:creator>
    <meta:generator>LibreOffice/4.1.3.2$Linux_X86_64 LibreOffice_project/410m0$Build-2</meta:generator>
    <meta:editing-duration>P0D</meta:editing-duration>
    <meta:editing-cycles>2</meta:editing-cycles>
    <meta:document-statistic meta:object-count="425"/>
  </office:meta>
</office:document-meta>
</file>